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3cm" svg:height="1.3cm" svg:x="16cm" svg:y="2.8cm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87cm" svg:x="12.7cm" svg:y="5.53cm">
          <text:p text:style-name="P1">Variable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9cm" svg:height="1.3cm" svg:x="20.11cm" svg:y="5.5cm">
          <text:p text:style-name="P1">BinaryExpres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2cm" svg:height="1.905cm" svg:x="16.98cm" svg:y="8.695cm">
          <text:p text:style-name="P1">IntConst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cm" svg:height="1.905cm" svg:x="21.3cm" svg:y="8.655cm">
          <text:p text:style-name="P1">Operator</text:p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35cm" svg:height="1.905cm" svg:x="26cm" svg:y="8.6cm">
          <text:p text:style-name="P1">IntConst</text:p>
          <text:p text:style-name="P1">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9cm" svg:y1="4.1cm" svg:x2="15.3cm" svg:y2="5.5cm">
          <text:p/>
        </draw:line>
        <draw:line draw:style-name="gr2" draw:text-style-name="P1" draw:layer="layout" svg:x1="19.6cm" svg:y1="4.1cm" svg:x2="21.7cm" svg:y2="5.5cm">
          <text:p/>
        </draw:line>
        <draw:line draw:style-name="gr2" draw:text-style-name="P1" draw:layer="layout" svg:x1="23cm" svg:y1="6.8cm" svg:x2="23cm" svg:y2="8.6cm">
          <text:p/>
        </draw:line>
        <draw:line draw:style-name="gr2" draw:text-style-name="P1" draw:layer="layout" svg:x1="24.7cm" svg:y1="6.8cm" svg:x2="27.5cm" svg:y2="8.6cm">
          <text:p/>
        </draw:line>
        <draw:line draw:style-name="gr2" draw:text-style-name="P1" draw:layer="layout" svg:x1="20.8cm" svg:y1="6.8cm" svg:x2="18.7cm" svg:y2="8.7cm">
          <text:p/>
        </draw:line>
        <draw:frame draw:style-name="gr3" draw:text-style-name="P2" draw:layer="layout" svg:width="4.405cm" svg:height="1.352cm" svg:x="0.095cm" svg:y="5.9cm">
          <draw:text-box>
            <text:p text:style-name="P2"><text:span text:style-name="T1">a = 7 + 3</text:span></text:p>
          </draw:text-box>
        </draw:frame>
        <draw:custom-shape draw:style-name="gr4" draw:text-style-name="P1" draw:layer="layout" svg:width="3.7cm" svg:height="1.9cm" svg:x="6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369cm" svg:height="0.962cm" svg:x="6.6cm" svg:y="6.1cm">
          <draw:text-box>
            <text:p>Par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7:51:35</meta:creation-date>
    <dc:date>2013-04-28T18:06:04</dc:date>
    <dc:creator>Aaron Richiger</dc:creator>
    <meta:editing-duration>P0D</meta:editing-duration>
    <meta:editing-cycles>1</meta:editing-cycles>
    <meta:document-statistic meta:object-count="14"/>
    <meta:generator>LibreOffice/3.6$Linux_x86 LibreOffice_project/360m1$Build-2</meta:generator>
  </office:meta>
</office:document-meta>
</file>